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0.84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rogression cout" table:style-name="ta1">
        <table:shapes>
          <draw:frame draw:z-index="0" draw:style-name="gr1" draw:text-style-name="P1" svg:width="23.648cm" svg:height="12.709cm" svg:x="4.613cm" svg:y="0.097cm">
            <draw:object draw:notify-on-update-of-ranges="'Progression cout'.A1:'Progression cout'.A784 'Progression cout'.B1:'Progression cout'.B7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51" calcext:value-type="float">
            <text:p>85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48" calcext:value-type="float">
            <text:p>54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75" calcext:value-type="float">
            <text:p>277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85" calcext:value-type="float">
            <text:p>27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95" calcext:value-type="float">
            <text:p>27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15" calcext:value-type="float">
            <text:p>28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25" calcext:value-type="float">
            <text:p>28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35" calcext:value-type="float">
            <text:p>28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45" calcext:value-type="float">
            <text:p>28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55" calcext:value-type="float">
            <text:p>28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875" calcext:value-type="float">
            <text:p>287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85" calcext:value-type="float">
            <text:p>28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95" calcext:value-type="float">
            <text:p>28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35" calcext:value-type="float">
            <text:p>29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45" calcext:value-type="float">
            <text:p>29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55" calcext:value-type="float">
            <text:p>29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75" calcext:value-type="float">
            <text:p>29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85" calcext:value-type="float">
            <text:p>298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95" calcext:value-type="float">
            <text:p>29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5" calcext:value-type="float">
            <text:p>30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45" calcext:value-type="float">
            <text:p>30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55" calcext:value-type="float">
            <text:p>305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65" calcext:value-type="float">
            <text:p>306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75" calcext:value-type="float">
            <text:p>307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85" calcext:value-type="float">
            <text:p>30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95" calcext:value-type="float">
            <text:p>30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05" calcext:value-type="float">
            <text:p>31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15" calcext:value-type="float">
            <text:p>31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25" calcext:value-type="float">
            <text:p>31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5" calcext:value-type="float">
            <text:p>31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5" calcext:value-type="float">
            <text:p>31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95" calcext:value-type="float">
            <text:p>31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05" calcext:value-type="float">
            <text:p>32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35" calcext:value-type="float">
            <text:p>32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45" calcext:value-type="float">
            <text:p>32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55" calcext:value-type="float">
            <text:p>32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85" calcext:value-type="float">
            <text:p>328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95" calcext:value-type="float">
            <text:p>329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5" calcext:value-type="float">
            <text:p>330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5" calcext:value-type="float">
            <text:p>33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5" calcext:value-type="float">
            <text:p>33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5" calcext:value-type="float">
            <text:p>335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65" calcext:value-type="float">
            <text:p>33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75" calcext:value-type="float">
            <text:p>33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85" calcext:value-type="float">
            <text:p>338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395" calcext:value-type="float">
            <text:p>33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425" calcext:value-type="float">
            <text:p>34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35" calcext:value-type="float">
            <text:p>34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45" calcext:value-type="float">
            <text:p>34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55" calcext:value-type="float">
            <text:p>34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65" calcext:value-type="float">
            <text:p>34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75" calcext:value-type="float">
            <text:p>347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495" calcext:value-type="float">
            <text:p>34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15" calcext:value-type="float">
            <text:p>35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25" calcext:value-type="float">
            <text:p>35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35" calcext:value-type="float">
            <text:p>35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45" calcext:value-type="float">
            <text:p>35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55" calcext:value-type="float">
            <text:p>35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75" calcext:value-type="float">
            <text:p>35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585" calcext:value-type="float">
            <text:p>35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595" calcext:value-type="float">
            <text:p>35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15" calcext:value-type="float">
            <text:p>36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65" calcext:value-type="float">
            <text:p>36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85" calcext:value-type="float">
            <text:p>36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695" calcext:value-type="float">
            <text:p>36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25" calcext:value-type="float">
            <text:p>37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755" calcext:value-type="float">
            <text:p>375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65" calcext:value-type="float">
            <text:p>376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85" calcext:value-type="float">
            <text:p>378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795" calcext:value-type="float">
            <text:p>37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05" calcext:value-type="float">
            <text:p>38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15" calcext:value-type="float">
            <text:p>38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5" calcext:value-type="float">
            <text:p>384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55" calcext:value-type="float">
            <text:p>385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65" calcext:value-type="float">
            <text:p>386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885" calcext:value-type="float">
            <text:p>388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05" calcext:value-type="float">
            <text:p>39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tabou de base" table:style-name="ta1">
        <table:table-column table:style-name="co2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table:style-name="ce1" office:value-type="string" calcext:value-type="string">
            <text:p>CoutMin</text:p>
          </table:table-cell>
          <table:table-cell table:style-name="ce1" office:value-type="string" calcext:value-type="string">
            <text:p>CoutMoyen</text:p>
          </table:table-cell>
          <table:table-cell table:style-name="ce1" office:value-type="string" calcext:value-type="string">
            <text:p>CoutMax</text:p>
          </table:table-cell>
          <table:table-cell table:style-name="ce1" office:value-type="string" calcext:value-type="string">
            <text:p>ItMin</text:p>
          </table:table-cell>
          <table:table-cell table:style-name="ce1" office:value-type="string" calcext:value-type="string">
            <text:p>ItMoyen</text:p>
          </table:table-cell>
          <table:table-cell table:style-name="ce1" office:value-type="string" calcext:value-type="string">
            <text:p>ItMax</text:p>
          </table:table-cell>
          <table:table-cell table:style-name="ce1" office:value-type="string" calcext:value-type="string">
            <text:p>TempsMin</text:p>
          </table:table-cell>
          <table:table-cell table:style-name="ce1" office:value-type="string" calcext:value-type="string">
            <text:p>TempsMoyen</text:p>
          </table:table-cell>
          <table:table-cell table:style-name="ce1" office:value-type="string" calcext:value-type="string">
            <text:p>Temps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2" office:value-type="float" office:value="17578900" calcext:value-type="float">
            <text:p>1.76E+007</text:p>
          </table:table-cell>
          <table:table-cell table:style-name="ce2" office:value-type="float" office:value="17659000" calcext:value-type="float">
            <text:p>1.77E+007</text:p>
          </table:table-cell>
          <table:table-cell table:style-name="ce2" office:value-type="float" office:value="17762700" calcext:value-type="float">
            <text:p>1.78E+007</text:p>
          </table:table-cell>
          <table:table-cell table:number-columns-repeated="3" table:style-name="ce1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5780" calcext:value-type="float">
            <text:p>105780</text:p>
          </table:table-cell>
          <table:table-cell table:style-name="ce1" office:value-type="float" office:value="107742" calcext:value-type="float">
            <text:p>107742</text:p>
          </table:table-cell>
          <table:table-cell table:style-name="ce1" office:value-type="float" office:value="108796" calcext:value-type="float">
            <text:p>108796</text:p>
          </table:table-cell>
          <table:table-cell table:style-name="ce1" office:value-type="float" office:value="60000.2" calcext:value-type="float">
            <text:p>60000.2</text:p>
          </table:table-cell>
          <table:table-cell table:style-name="ce1" office:value-type="float" office:value="60000.4" calcext:value-type="float">
            <text:p>60000.4</text:p>
          </table:table-cell>
          <table:table-cell table:style-name="ce1" office:value-type="float" office:value="60000.7" calcext:value-type="float">
            <text:p>6000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.9" calcext:value-type="float">
            <text:p>20.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8841" calcext:value-type="float">
            <text:p>8841</text:p>
          </table:table-cell>
          <table:table-cell table:style-name="ce1" office:value-type="float" office:value="8936.4" calcext:value-type="float">
            <text:p>8936.4</text:p>
          </table:table-cell>
          <table:table-cell table:style-name="ce1" office:value-type="float" office:value="9007" calcext:value-type="float">
            <text:p>9007</text:p>
          </table:table-cell>
          <table:table-cell table:style-name="ce1" office:value-type="float" office:value="60003.3" calcext:value-type="float">
            <text:p>60003.3</text:p>
          </table:table-cell>
          <table:table-cell table:style-name="ce1" office:value-type="float" office:value="60005.9" calcext:value-type="float">
            <text:p>60005.9</text:p>
          </table:table-cell>
          <table:table-cell table:style-name="ce1" office:value-type="float" office:value="60007.1" calcext:value-type="float">
            <text:p>60007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7521" calcext:value-type="float">
            <text:p>67521</text:p>
          </table:table-cell>
          <table:table-cell table:style-name="ce1" office:value-type="float" office:value="67717.7" calcext:value-type="float">
            <text:p>67717.7</text:p>
          </table:table-cell>
          <table:table-cell table:style-name="ce1" office:value-type="float" office:value="68143" calcext:value-type="float">
            <text:p>68143</text:p>
          </table:table-cell>
          <table:table-cell table:style-name="ce1" office:value-type="float" office:value="60000.1" calcext:value-type="float">
            <text:p>60000.1</text:p>
          </table:table-cell>
          <table:table-cell table:style-name="ce1" office:value-type="float" office:value="60000.6" calcext:value-type="float">
            <text:p>60000.6</text:p>
          </table:table-cell>
          <table:table-cell table:style-name="ce1" office:value-type="float" office:value="60000.9" calcext:value-type="float">
            <text:p>6000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445" calcext:value-type="float">
            <text:p>15445</text:p>
          </table:table-cell>
          <table:table-cell table:style-name="ce1" office:value-type="float" office:value="24125.7" calcext:value-type="float">
            <text:p>24125.7</text:p>
          </table:table-cell>
          <table:table-cell table:style-name="ce1" office:value-type="float" office:value="25267" calcext:value-type="float">
            <text:p>25267</text:p>
          </table:table-cell>
          <table:table-cell table:style-name="ce1" office:value-type="float" office:value="36932.2" calcext:value-type="float">
            <text:p>36932.2</text:p>
          </table:table-cell>
          <table:table-cell table:style-name="ce1" office:value-type="float" office:value="57694.5" calcext:value-type="float">
            <text:p>57694.5</text:p>
          </table:table-cell>
          <table:table-cell table:style-name="ce1" office:value-type="float" office:value="60002.2" calcext:value-type="float">
            <text:p>60002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02" calcext:value-type="float">
            <text:p>3502</text:p>
          </table:table-cell>
          <table:table-cell table:style-name="ce1" office:value-type="float" office:value="7749.5" calcext:value-type="float">
            <text:p>7749.5</text:p>
          </table:table-cell>
          <table:table-cell table:style-name="ce1" office:value-type="float" office:value="10356" calcext:value-type="float">
            <text:p>10356</text:p>
          </table:table-cell>
          <table:table-cell table:style-name="ce1" office:value-type="float" office:value="20336.7" calcext:value-type="float">
            <text:p>20336.7</text:p>
          </table:table-cell>
          <table:table-cell table:style-name="ce1" office:value-type="float" office:value="44977.3" calcext:value-type="float">
            <text:p>44977.3</text:p>
          </table:table-cell>
          <table:table-cell table:style-name="ce1" office:value-type="float" office:value="60005.4" calcext:value-type="float">
            <text:p>60005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4008" calcext:value-type="float">
            <text:p>4008</text:p>
          </table:table-cell>
          <table:table-cell table:style-name="ce1" office:value-type="float" office:value="4019.7" calcext:value-type="float">
            <text:p>4019.7</text:p>
          </table:table-cell>
          <table:table-cell table:style-name="ce1" office:value-type="float" office:value="4026" calcext:value-type="float">
            <text:p>4026</text:p>
          </table:table-cell>
          <table:table-cell table:style-name="ce1" office:value-type="float" office:value="60000.3" calcext:value-type="float">
            <text:p>60000.3</text:p>
          </table:table-cell>
          <table:table-cell table:style-name="ce1" office:value-type="float" office:value="60005.8" calcext:value-type="float">
            <text:p>60005.8</text:p>
          </table:table-cell>
          <table:table-cell table:style-name="ce1" office:value-type="float" office:value="60013.5" calcext:value-type="float">
            <text:p>60013.5</text:p>
          </table:table-cell>
        </table:table-row>
        <table:table-row table:style-name="ro1" table:number-rows-repeated="104856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bou diversifie" table:style-name="ta1">
        <table:table-column table:style-name="co3" table:number-columns-repeated="3" table:default-cell-style-name="ce1"/>
        <table:table-column table:style-name="co1" table:number-columns-repeated="9" table:default-cell-style-name="ce1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utMin</text:p>
          </table:table-cell>
          <table:table-cell office:value-type="string" calcext:value-type="string">
            <text:p>CoutMoyen</text:p>
          </table:table-cell>
          <table:table-cell office:value-type="string" calcext:value-type="string">
            <text:p>CoutMax</text:p>
          </table:table-cell>
          <table:table-cell office:value-type="string" calcext:value-type="string">
            <text:p>ItMin</text:p>
          </table:table-cell>
          <table:table-cell office:value-type="string" calcext:value-type="string">
            <text:p>ItMoyen</text:p>
          </table:table-cell>
          <table:table-cell office:value-type="string" calcext:value-type="string">
            <text:p>ItMax</text:p>
          </table:table-cell>
          <table:table-cell office:value-type="string" calcext:value-type="string">
            <text:p>TempsMin</text:p>
          </table:table-cell>
          <table:table-cell office:value-type="string" calcext:value-type="string">
            <text:p>TempsMoyen</text:p>
          </table:table-cell>
          <table:table-cell office:value-type="string" calcext:value-type="string">
            <text:p>TempsMax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2" office:value-type="float" office:value="18194700" calcext:value-type="float">
            <text:p>1.82E+007</text:p>
          </table:table-cell>
          <table:table-cell table:style-name="ce2" office:value-type="float" office:value="18577900" calcext:value-type="float">
            <text:p>1.86E+007</text:p>
          </table:table-cell>
          <table:table-cell table:style-name="ce2" office:value-type="float" office:value="18739000" calcext:value-type="float">
            <text:p>1.87E+007</text:p>
          </table:table-cell>
          <table:table-cell table:number-columns-repeated="3" office:value-type="float" office:value="60000" calcext:value-type="float">
            <text:p>60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.3" calcext:value-type="float">
            <text:p>7.3</text:p>
          </table:table-cell>
          <table:table-cell office:value-type="float" office:value="8" calcext:value-type="float">
            <text:p>8</text:p>
          </table:table-cell>
          <table:table-cell office:value-type="float" office:value="105163" calcext:value-type="float">
            <text:p>105163</text:p>
          </table:table-cell>
          <table:table-cell office:value-type="float" office:value="106544" calcext:value-type="float">
            <text:p>106544</text:p>
          </table:table-cell>
          <table:table-cell office:value-type="float" office:value="108071" calcext:value-type="float">
            <text:p>108071</text:p>
          </table:table-cell>
          <table:table-cell office:value-type="float" office:value="60000.2" calcext:value-type="float">
            <text:p>60000.2</text:p>
          </table:table-cell>
          <table:table-cell office:value-type="float" office:value="60000.5" calcext:value-type="float">
            <text:p>60000.5</text:p>
          </table:table-cell>
          <table:table-cell office:value-type="float" office:value="60000.7" calcext:value-type="float">
            <text:p>6000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8484" calcext:value-type="float">
            <text:p>8484</text:p>
          </table:table-cell>
          <table:table-cell office:value-type="float" office:value="8879.7" calcext:value-type="float">
            <text:p>8879.7</text:p>
          </table:table-cell>
          <table:table-cell office:value-type="float" office:value="8982" calcext:value-type="float">
            <text:p>8982</text:p>
          </table:table-cell>
          <table:table-cell office:value-type="float" office:value="60000.9" calcext:value-type="float">
            <text:p>60000.9</text:p>
          </table:table-cell>
          <table:table-cell office:value-type="float" office:value="60003.3" calcext:value-type="float">
            <text:p>60003.3</text:p>
          </table:table-cell>
          <table:table-cell office:value-type="float" office:value="60006.3" calcext:value-type="float">
            <text:p>60006.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office:value-type="float" office:value="67250" calcext:value-type="float">
            <text:p>67250</text:p>
          </table:table-cell>
          <table:table-cell office:value-type="float" office:value="67397.5" calcext:value-type="float">
            <text:p>67397.5</text:p>
          </table:table-cell>
          <table:table-cell office:value-type="float" office:value="67509" calcext:value-type="float">
            <text:p>67509</text:p>
          </table:table-cell>
          <table:table-cell office:value-type="float" office:value="60000.1" calcext:value-type="float">
            <text:p>60000.1</text:p>
          </table:table-cell>
          <table:table-cell office:value-type="float" office:value="60000.5" calcext:value-type="float">
            <text:p>60000.5</text:p>
          </table:table-cell>
          <table:table-cell office:value-type="float" office:value="60000.9" calcext:value-type="float">
            <text:p>60000.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3" calcext:value-type="float">
            <text:p>3</text:p>
          </table:table-cell>
          <table:table-cell office:value-type="float" office:value="25137" calcext:value-type="float">
            <text:p>25137</text:p>
          </table:table-cell>
          <table:table-cell office:value-type="float" office:value="25181.3" calcext:value-type="float">
            <text:p>25181.3</text:p>
          </table:table-cell>
          <table:table-cell office:value-type="float" office:value="25225" calcext:value-type="float">
            <text:p>25225</text:p>
          </table:table-cell>
          <table:table-cell office:value-type="float" office:value="60000.7" calcext:value-type="float">
            <text:p>60000.7</text:p>
          </table:table-cell>
          <table:table-cell office:value-type="float" office:value="60001.5" calcext:value-type="float">
            <text:p>60001.5</text:p>
          </table:table-cell>
          <table:table-cell office:value-type="float" office:value="60002.3" calcext:value-type="float">
            <text:p>60002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7378" calcext:value-type="float">
            <text:p>7378</text:p>
          </table:table-cell>
          <table:table-cell office:value-type="float" office:value="9923.5" calcext:value-type="float">
            <text:p>9923.5</text:p>
          </table:table-cell>
          <table:table-cell office:value-type="float" office:value="10327" calcext:value-type="float">
            <text:p>10327</text:p>
          </table:table-cell>
          <table:table-cell office:value-type="float" office:value="43069.9" calcext:value-type="float">
            <text:p>43069.9</text:p>
          </table:table-cell>
          <table:table-cell office:value-type="float" office:value="58310.1" calcext:value-type="float">
            <text:p>58310.1</text:p>
          </table:table-cell>
          <table:table-cell office:value-type="float" office:value="60005.8" calcext:value-type="float">
            <text:p>6000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15.9" calcext:value-type="float">
            <text:p>15.9</text:p>
          </table:table-cell>
          <table:table-cell office:value-type="float" office:value="20" calcext:value-type="float">
            <text:p>20</text:p>
          </table:table-cell>
          <table:table-cell office:value-type="float" office:value="3915" calcext:value-type="float">
            <text:p>3915</text:p>
          </table:table-cell>
          <table:table-cell office:value-type="float" office:value="3983.3" calcext:value-type="float">
            <text:p>3983.3</text:p>
          </table:table-cell>
          <table:table-cell office:value-type="float" office:value="4010" calcext:value-type="float">
            <text:p>4010</text:p>
          </table:table-cell>
          <table:table-cell office:value-type="float" office:value="60001" calcext:value-type="float">
            <text:p>60001</text:p>
          </table:table-cell>
          <table:table-cell office:value-type="float" office:value="60007.4" calcext:value-type="float">
            <text:p>60007.4</text:p>
          </table:table-cell>
          <table:table-cell office:value-type="float" office:value="60014.1" calcext:value-type="float">
            <text:p>60014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jo </meta:initial-creator>
    <meta:creation-date>2014-02-24T18:54:34.284429850</meta:creation-date>
    <dc:date>2014-02-24T19:00:25.282049290</dc:date>
    <dc:creator>Bojo </dc:creator>
    <meta:editing-duration>P0D</meta:editing-duration>
    <meta:editing-cycles>1</meta:editing-cycles>
    <meta:document-statistic meta:table-count="3" meta:cell-count="1760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49cm" svg:height="12.71cm" xlink:href=".." xlink:type="simple" chart:class="chart:scatter" chart:style-name="ch1">
        <chart:title svg:x="7.878cm" svg:y="0.39cm" chart:style-name="ch2">
          <text:p>Cout en fonction du nombre d'iterations</text:p>
        </chart:title>
        <chart:subtitle svg:x="9.875cm" svg:y="1.449cm" chart:style-name="ch3">
          <text:p>(v, k, N) = (8, 15, 108)</text:p>
        </chart:subtitle>
        <chart:plot-area chart:style-name="ch4" table:cell-range-address="'Progression cout'.A1:'Progression cout'.B784" svg:x="1.483cm" svg:y="2.666cm" svg:width="21.222cm" svg:height="8.809cm">
          <chartooo:coordinate-region svg:x="2.475cm" svg:y="2.865cm" svg:width="19.858cm" svg:height="7.963cm"/>
          <chart:axis chart:dimension="x" chart:name="primary-x" chart:style-name="ch5">
            <chart:title svg:x="11.455cm" svg:y="11.729cm" chart:style-name="ch6">
              <text:p>Iteration</text:p>
            </chart:title>
          </chart:axis>
          <chart:axis chart:dimension="y" chart:name="primary-y" chart:style-name="ch5">
            <chart:title svg:x="0.451cm" svg:y="7.471cm" chart:style-name="ch7">
              <text:p>Cout</text:p>
            </chart:title>
            <chart:grid chart:style-name="ch8" chart:class="major"/>
          </chart:axis>
          <chart:series chart:style-name="ch9" chart:values-cell-range-address="'Progression cout'.B1:'Progression cout'.B784" chart:class="chart:scatter">
            <chart:domain table:cell-range-address="'Progression cout'.A1:'Progression cout'.A784"/>
            <chart:data-point chart:repeated="78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gression cout'.A1:'Progression cout'.A784</svg:desc>
                </draw:g>
              </table:table-cell>
              <table:table-cell office:value-type="float" office:value="1253">
                <text:p>1253</text:p>
                <draw:g>
                  <svg:desc>'Progression cout'.B1:'Progression cout'.B7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826">
                <text:p>8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5">
                <text:p>105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0">
                <text:p>11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5">
                <text:p>115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">
                <text:p>120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5">
                <text:p>12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">
                <text:p>13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">
                <text:p>135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0">
                <text:p>14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5">
                <text:p>145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0">
                <text:p>150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5">
                <text:p>155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0">
                <text:p>16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5">
                <text:p>165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0">
                <text:p>17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5">
                <text:p>175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0">
                <text:p>18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5">
                <text:p>18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0">
                <text:p>19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5">
                <text:p>195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5">
                <text:p>20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0">
                <text:p>21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5">
                <text:p>215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5">
                <text:p>22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0">
                <text:p>2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5">
                <text:p>23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5">
                <text:p>245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0">
                <text:p>25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5">
                <text:p>255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0">
                <text:p>26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5">
                <text:p>26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0">
                <text:p>27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5">
                <text:p>27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0">
                <text:p>28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5">
                <text:p>28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0">
                <text:p>2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">
                <text:p>2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0">
                <text:p>3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5">
                <text:p>30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0">
                <text:p>3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5">
                <text:p>315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">
                <text:p>32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5">
                <text:p>32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0">
                <text:p>3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5">
                <text:p>335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">
                <text:p>34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5">
                <text:p>34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0">
                <text:p>3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5">
                <text:p>3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0">
                <text:p>3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5">
                <text:p>36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0">
                <text:p>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5">
                <text:p>3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0">
                <text:p>38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5">
                <text:p>38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">
                <text:p>39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5">
                <text:p>39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0">
                <text:p>4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5">
                <text:p>405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0">
                <text:p>4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5">
                <text:p>415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0">
                <text:p>4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5">
                <text:p>42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0">
                <text:p>4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5">
                <text:p>43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0">
                <text:p>4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5">
                <text:p>44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">
                <text:p>4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0">
                <text:p>4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5">
                <text:p>46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0">
                <text:p>47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5">
                <text:p>4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0">
                <text:p>4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5">
                <text:p>48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0">
                <text:p>49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5">
                <text:p>4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00">
                <text:p>5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5">
                <text:p>50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0">
                <text:p>51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5">
                <text:p>5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20">
                <text:p>5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5">
                <text:p>52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30">
                <text:p>5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5">
                <text:p>53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40">
                <text:p>54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5">
                <text:p>54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50">
                <text:p>5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5">
                <text:p>5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60">
                <text:p>56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5">
                <text:p>56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70">
                <text:p>57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5">
                <text:p>57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80">
                <text:p>5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5">
                <text:p>5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90">
                <text:p>59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5">
                <text:p>59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00">
                <text:p>6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5">
                <text:p>60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10">
                <text:p>61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5">
                <text:p>6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20">
                <text:p>6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5">
                <text:p>62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30">
                <text:p>63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5">
                <text:p>6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40">
                <text:p>64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5">
                <text:p>6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50">
                <text:p>65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5">
                <text:p>65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0">
                <text:p>660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5">
                <text:p>66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70">
                <text:p>67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5">
                <text:p>6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80">
                <text:p>68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5">
                <text:p>68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90">
                <text:p>6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5">
                <text:p>69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00">
                <text:p>70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5">
                <text:p>70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10">
                <text:p>7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5">
                <text:p>71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20">
                <text:p>72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5">
                <text:p>7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30">
                <text:p>73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5">
                <text:p>73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40">
                <text:p>7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5">
                <text:p>74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50">
                <text:p>7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5">
                <text:p>7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60">
                <text:p>76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5">
                <text:p>76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70">
                <text:p>77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5">
                <text:p>7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80">
                <text:p>7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5">
                <text:p>7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5">
                <text:p>79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0">
                <text:p>80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5">
                <text:p>80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10">
                <text:p>8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5">
                <text:p>81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0">
                <text:p>82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5">
                <text:p>82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30">
                <text:p>83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5">
                <text:p>83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40">
                <text:p>8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5">
                <text:p>84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50">
                <text:p>85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5">
                <text:p>85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60">
                <text:p>86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5">
                <text:p>86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70">
                <text:p>8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5">
                <text:p>8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80">
                <text:p>88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5">
                <text:p>8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0">
                <text:p>89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5">
                <text:p>8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0">
                <text:p>90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5">
                <text:p>9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10">
                <text:p>91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5">
                <text:p>9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20">
                <text:p>9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5">
                <text:p>92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30">
                <text:p>9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5">
                <text:p>9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40">
                <text:p>9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5">
                <text:p>94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0">
                <text:p>95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5">
                <text:p>95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0">
                <text:p>9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5">
                <text:p>9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70">
                <text:p>97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5">
                <text:p>9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80">
                <text:p>9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5">
                <text:p>9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90">
                <text:p>99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5">
                <text:p>99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5">
                <text:p>100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10">
                <text:p>10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5">
                <text:p>10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0">
                <text:p>10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5">
                <text:p>10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30">
                <text:p>10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5">
                <text:p>10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40">
                <text:p>10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5">
                <text:p>104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50">
                <text:p>105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5">
                <text:p>105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60">
                <text:p>106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5">
                <text:p>106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70">
                <text:p>107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5">
                <text:p>10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80">
                <text:p>108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5">
                <text:p>108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90">
                <text:p>109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5">
                <text:p>109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100">
                <text:p>110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5">
                <text:p>110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10">
                <text:p>111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5">
                <text:p>11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20">
                <text:p>11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5">
                <text:p>112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30">
                <text:p>11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5">
                <text:p>113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40">
                <text:p>11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5">
                <text:p>11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50">
                <text:p>115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5">
                <text:p>11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60">
                <text:p>1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5">
                <text:p>116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70">
                <text:p>1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5">
                <text:p>11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80">
                <text:p>1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5">
                <text:p>118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90">
                <text:p>119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5">
                <text:p>119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00">
                <text:p>12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5">
                <text:p>12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10">
                <text:p>1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5">
                <text:p>121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20">
                <text:p>12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5">
                <text:p>12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30">
                <text:p>12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5">
                <text:p>12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40">
                <text:p>124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5">
                <text:p>124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50">
                <text:p>125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5">
                <text:p>12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60">
                <text:p>1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5">
                <text:p>1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70">
                <text:p>12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5">
                <text:p>12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80">
                <text:p>1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5">
                <text:p>12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90">
                <text:p>1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5">
                <text:p>12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00">
                <text:p>13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5">
                <text:p>13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10">
                <text:p>13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5">
                <text:p>13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20">
                <text:p>1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5">
                <text:p>1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30">
                <text:p>13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5">
                <text:p>13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0">
                <text:p>13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5">
                <text:p>13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50">
                <text:p>13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5">
                <text:p>13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60">
                <text:p>13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5">
                <text:p>1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70">
                <text:p>13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5">
                <text:p>13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80">
                <text:p>13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5">
                <text:p>13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90">
                <text:p>1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5">
                <text:p>13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00">
                <text:p>14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5">
                <text:p>14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10">
                <text:p>14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5">
                <text:p>14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20">
                <text:p>14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5">
                <text:p>14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30">
                <text:p>14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5">
                <text:p>14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40">
                <text:p>14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5">
                <text:p>14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50">
                <text:p>14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5">
                <text:p>14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60">
                <text:p>14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5">
                <text:p>14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70">
                <text:p>14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5">
                <text:p>14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80">
                <text:p>14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5">
                <text:p>14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90">
                <text:p>14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5">
                <text:p>14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500">
                <text:p>15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5">
                <text:p>15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10">
                <text:p>1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5">
                <text:p>15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20">
                <text:p>15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5">
                <text:p>15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30">
                <text:p>15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5">
                <text:p>15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40">
                <text:p>15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5">
                <text:p>154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">
                <text:p>155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5">
                <text:p>15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60">
                <text:p>15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5">
                <text:p>15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70">
                <text:p>15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5">
                <text:p>15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80">
                <text:p>15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5">
                <text:p>15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90">
                <text:p>15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5">
                <text:p>15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00">
                <text:p>16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5">
                <text:p>16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0">
                <text:p>161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5">
                <text:p>16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20">
                <text:p>16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5">
                <text:p>16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30">
                <text:p>163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5">
                <text:p>16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40">
                <text:p>16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5">
                <text:p>16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50">
                <text:p>16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5">
                <text:p>16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60">
                <text:p>16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5">
                <text:p>1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70">
                <text:p>16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5">
                <text:p>16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80">
                <text:p>16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5">
                <text:p>16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90">
                <text:p>16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5">
                <text:p>16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0">
                <text:p>17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5">
                <text:p>17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10">
                <text:p>17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5">
                <text:p>17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20">
                <text:p>17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5">
                <text:p>17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30">
                <text:p>17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5">
                <text:p>17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40">
                <text:p>17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5">
                <text:p>17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50">
                <text:p>17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5">
                <text:p>17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60">
                <text:p>17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5">
                <text:p>17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70">
                <text:p>17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5">
                <text:p>17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80">
                <text:p>17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5">
                <text:p>17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90">
                <text:p>17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5">
                <text:p>17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800">
                <text:p>18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5">
                <text:p>18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10">
                <text:p>18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5">
                <text:p>18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20">
                <text:p>18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5">
                <text:p>18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30">
                <text:p>18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5">
                <text:p>18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40">
                <text:p>18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5">
                <text:p>18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50">
                <text:p>18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5">
                <text:p>18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60">
                <text:p>18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5">
                <text:p>18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0">
                <text:p>18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5">
                <text:p>18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80">
                <text:p>18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5">
                <text:p>18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90">
                <text:p>18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5">
                <text:p>18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00">
                <text:p>19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5">
                <text:p>19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10">
                <text:p>19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5">
                <text:p>19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20">
                <text:p>19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5">
                <text:p>19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30">
                <text:p>19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5">
                <text:p>193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40">
                <text:p>194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5">
                <text:p>19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50">
                <text:p>195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5">
                <text:p>1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60">
                <text:p>19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5">
                <text:p>19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70">
                <text:p>197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5">
                <text:p>19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80">
                <text:p>19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5">
                <text:p>19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90">
                <text:p>19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5">
                <text:p>19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00">
                <text:p>20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5">
                <text:p>20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10">
                <text:p>20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5">
                <text:p>20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0">
                <text:p>20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5">
                <text:p>20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30">
                <text:p>20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5">
                <text:p>20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0">
                <text:p>204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5">
                <text:p>20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50">
                <text:p>20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5">
                <text:p>20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60">
                <text:p>20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5">
                <text:p>20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70">
                <text:p>20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5">
                <text:p>20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80">
                <text:p>20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5">
                <text:p>20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90">
                <text:p>20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5">
                <text:p>20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00">
                <text:p>2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5">
                <text:p>21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10">
                <text:p>21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5">
                <text:p>2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20">
                <text:p>21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5">
                <text:p>21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30">
                <text:p>21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5">
                <text:p>2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40">
                <text:p>21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5">
                <text:p>21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0">
                <text:p>215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5">
                <text:p>21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60">
                <text:p>21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5">
                <text:p>21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70">
                <text:p>21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5">
                <text:p>21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80">
                <text:p>21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5">
                <text:p>218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90">
                <text:p>219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5">
                <text:p>2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200">
                <text:p>22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5">
                <text:p>22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0">
                <text:p>22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5">
                <text:p>2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20">
                <text:p>2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5">
                <text:p>22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30">
                <text:p>22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5">
                <text:p>22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40">
                <text:p>22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5">
                <text:p>22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50">
                <text:p>2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5">
                <text:p>225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60">
                <text:p>22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5">
                <text:p>226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70">
                <text:p>227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5">
                <text:p>227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80">
                <text:p>228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5">
                <text:p>22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90">
                <text:p>22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5">
                <text:p>22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300">
                <text:p>23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5">
                <text:p>23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10">
                <text:p>23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5">
                <text:p>2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20">
                <text:p>23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5">
                <text:p>23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30">
                <text:p>23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5">
                <text:p>23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40">
                <text:p>234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5">
                <text:p>234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50">
                <text:p>23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5">
                <text:p>23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60">
                <text:p>23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5">
                <text:p>23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70">
                <text:p>23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5">
                <text:p>2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80">
                <text:p>23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5">
                <text:p>238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90">
                <text:p>239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5">
                <text:p>23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0">
                <text:p>240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5">
                <text:p>240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10">
                <text:p>24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5">
                <text:p>24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20">
                <text:p>24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5">
                <text:p>24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30">
                <text:p>24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5">
                <text:p>24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40">
                <text:p>24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5">
                <text:p>24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50">
                <text:p>245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5">
                <text:p>24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60">
                <text:p>246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5">
                <text:p>246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70">
                <text:p>247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5">
                <text:p>24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80">
                <text:p>248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5">
                <text:p>24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90">
                <text:p>249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5">
                <text:p>24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00">
                <text:p>25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5">
                <text:p>25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10">
                <text:p>25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5">
                <text:p>25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20">
                <text:p>25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5">
                <text:p>25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30">
                <text:p>25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5">
                <text:p>253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40">
                <text:p>25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5">
                <text:p>254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50">
                <text:p>25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5">
                <text:p>25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60">
                <text:p>256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5">
                <text:p>25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70">
                <text:p>257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5">
                <text:p>257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80">
                <text:p>258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5">
                <text:p>258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90">
                <text:p>25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5">
                <text:p>259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600">
                <text:p>26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5">
                <text:p>260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10">
                <text:p>261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5">
                <text:p>261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20">
                <text:p>26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5">
                <text:p>26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30">
                <text:p>263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5">
                <text:p>26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40">
                <text:p>2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5">
                <text:p>264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50">
                <text:p>26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5">
                <text:p>26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60">
                <text:p>266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5">
                <text:p>26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70">
                <text:p>26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5">
                <text:p>26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80">
                <text:p>26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5">
                <text:p>26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90">
                <text:p>26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5">
                <text:p>26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700">
                <text:p>27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5">
                <text:p>27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10">
                <text:p>27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5">
                <text:p>27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20">
                <text:p>27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5">
                <text:p>27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30">
                <text:p>27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5">
                <text:p>27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40">
                <text:p>27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5">
                <text:p>27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50">
                <text:p>275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5">
                <text:p>27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60">
                <text:p>276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5">
                <text:p>276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70">
                <text:p>27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5">
                <text:p>27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80">
                <text:p>278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5">
                <text:p>27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90">
                <text:p>27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5">
                <text:p>27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800">
                <text:p>28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5">
                <text:p>28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">
                <text:p>28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5">
                <text:p>28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20">
                <text:p>28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5">
                <text:p>28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30">
                <text:p>28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5">
                <text:p>28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40">
                <text:p>28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5">
                <text:p>28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50">
                <text:p>28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5">
                <text:p>28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60">
                <text:p>2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5">
                <text:p>28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70">
                <text:p>28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5">
                <text:p>287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80">
                <text:p>28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5">
                <text:p>28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90">
                <text:p>28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5">
                <text:p>28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900">
                <text:p>29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5">
                <text:p>29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10">
                <text:p>29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5">
                <text:p>29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20">
                <text:p>29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5">
                <text:p>29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30">
                <text:p>29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5">
                <text:p>29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40">
                <text:p>29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5">
                <text:p>29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50">
                <text:p>29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5">
                <text:p>29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60">
                <text:p>29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5">
                <text:p>29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70">
                <text:p>29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5">
                <text:p>29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80">
                <text:p>29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5">
                <text:p>298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90">
                <text:p>299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5">
                <text:p>29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00">
                <text:p>30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5">
                <text:p>300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10">
                <text:p>30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5">
                <text:p>30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20">
                <text:p>30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5">
                <text:p>30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30">
                <text:p>30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5">
                <text:p>30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40">
                <text:p>30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5">
                <text:p>30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50">
                <text:p>305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5">
                <text:p>305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60">
                <text:p>30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5">
                <text:p>306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70">
                <text:p>307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5">
                <text:p>30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0">
                <text:p>30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5">
                <text:p>30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90">
                <text:p>30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5">
                <text:p>30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100">
                <text:p>31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5">
                <text:p>31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10">
                <text:p>31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5">
                <text:p>31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20">
                <text:p>31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5">
                <text:p>3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30">
                <text:p>3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5">
                <text:p>31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40">
                <text:p>31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5">
                <text:p>31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50">
                <text:p>315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5">
                <text:p>31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60">
                <text:p>31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5">
                <text:p>316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70">
                <text:p>31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5">
                <text:p>31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80">
                <text:p>3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5">
                <text:p>31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90">
                <text:p>31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5">
                <text:p>31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200">
                <text:p>32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5">
                <text:p>32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10">
                <text:p>32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5">
                <text:p>32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20">
                <text:p>3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5">
                <text:p>32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30">
                <text:p>32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5">
                <text:p>323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40">
                <text:p>32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5">
                <text:p>32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50">
                <text:p>32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5">
                <text:p>3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60">
                <text:p>326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5">
                <text:p>32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70">
                <text:p>3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5">
                <text:p>32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80">
                <text:p>32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5">
                <text:p>3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90">
                <text:p>32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5">
                <text:p>329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300">
                <text:p>3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5">
                <text:p>33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10">
                <text:p>33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5">
                <text:p>33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20">
                <text:p>332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5">
                <text:p>33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30">
                <text:p>3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5">
                <text:p>333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40">
                <text:p>33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5">
                <text:p>33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50">
                <text:p>33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5">
                <text:p>33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60">
                <text:p>33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5">
                <text:p>33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70">
                <text:p>33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5">
                <text:p>33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80">
                <text:p>338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5">
                <text:p>33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90">
                <text:p>339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5">
                <text:p>33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400">
                <text:p>340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5">
                <text:p>34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10">
                <text:p>34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5">
                <text:p>34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20">
                <text:p>34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5">
                <text:p>34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30">
                <text:p>34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5">
                <text:p>343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40">
                <text:p>34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5">
                <text:p>344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50">
                <text:p>345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5">
                <text:p>345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60">
                <text:p>346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5">
                <text:p>346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70">
                <text:p>347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5">
                <text:p>347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80">
                <text:p>34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5">
                <text:p>34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90">
                <text:p>34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5">
                <text:p>34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500">
                <text:p>3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5">
                <text:p>35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10">
                <text:p>35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5">
                <text:p>35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20">
                <text:p>35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5">
                <text:p>35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30">
                <text:p>35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5">
                <text:p>35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40">
                <text:p>35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5">
                <text:p>35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50">
                <text:p>35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5">
                <text:p>35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60">
                <text:p>35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5">
                <text:p>35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70">
                <text:p>3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5">
                <text:p>35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80">
                <text:p>35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5">
                <text:p>35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90">
                <text:p>35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5">
                <text:p>35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600">
                <text:p>36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5">
                <text:p>36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10">
                <text:p>36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5">
                <text:p>36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20">
                <text:p>36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5">
                <text:p>36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30">
                <text:p>36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5">
                <text:p>36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40">
                <text:p>36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5">
                <text:p>36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50">
                <text:p>36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5">
                <text:p>36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60">
                <text:p>36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5">
                <text:p>36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70">
                <text:p>36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5">
                <text:p>367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80">
                <text:p>36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5">
                <text:p>36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90">
                <text:p>3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5">
                <text:p>36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700">
                <text:p>37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5">
                <text:p>37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10">
                <text:p>37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5">
                <text:p>37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20">
                <text:p>37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5">
                <text:p>372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30">
                <text:p>37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5">
                <text:p>373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40">
                <text:p>37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5">
                <text:p>37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50">
                <text:p>37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5">
                <text:p>375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60">
                <text:p>37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5">
                <text:p>37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70">
                <text:p>37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5">
                <text:p>37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80">
                <text:p>37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5">
                <text:p>378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90">
                <text:p>37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5">
                <text:p>37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800">
                <text:p>3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5">
                <text:p>3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10">
                <text:p>38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5">
                <text:p>38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20">
                <text:p>38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5">
                <text:p>38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30">
                <text:p>38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5">
                <text:p>38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40">
                <text:p>384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5">
                <text:p>38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50">
                <text:p>38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5">
                <text:p>38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60">
                <text:p>38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5">
                <text:p>386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70">
                <text:p>38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5">
                <text:p>387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80">
                <text:p>38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5">
                <text:p>38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90">
                <text:p>38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5">
                <text:p>38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900">
                <text:p>39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5">
                <text:p>39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10">
                <text:p>3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5">
                <text:p>391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20">
                <text:p>392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